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E000002F94BCA1C38.png"/>
  <manifest:file-entry manifest:media-type="image/png" manifest:full-path="Pictures/1000000000000476000002FDA33DD3A7.png"/>
  <manifest:file-entry manifest:media-type="image/png" manifest:full-path="Pictures/1000000000000474000002FAA18DC598.png"/>
  <manifest:file-entry manifest:media-type="image/png" manifest:full-path="Pictures/1000000000000473000002FD09A6CAF1.png"/>
  <manifest:file-entry manifest:media-type="image/png" manifest:full-path="Pictures/1000000000000470000002F97E6A15AD.png"/>
  <manifest:file-entry manifest:media-type="image/png" manifest:full-path="Pictures/1000000000000474000002FC3A425C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0.003cm" svg:height="20.134cm" svg:x="0.099cm" svg:y="0.001cm">
          <draw:image xlink:href="Pictures/100000000000046E000002F94BCA1C38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30.056cm" svg:height="20.134cm" svg:x="-0.056cm" svg:y="0cm">
          <draw:image xlink:href="Pictures/1000000000000470000002F97E6A15AD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30.162cm" svg:height="20.16cm" svg:x="-0.162cm" svg:y="0.04cm">
          <draw:image xlink:href="Pictures/1000000000000474000002FAA18DC598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30.214cm" svg:height="20.24cm" svg:x="-0.3cm" svg:y="-0.04cm">
          <draw:image xlink:href="Pictures/1000000000000476000002FDA33DD3A7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30.162cm" svg:height="20.213cm" svg:x="-0.162cm" svg:y="-0.013cm">
          <draw:image xlink:href="Pictures/1000000000000474000002FC3A425C5B.png" xlink:type="simple" xlink:show="embed" xlink:actuate="onLoad">
            <text:p/>
          </draw:image>
        </draw:frame>
        <draw:path draw:style-name="gr2" draw:text-style-name="P1" draw:layer="layout" svg:width="1.799cm" svg:height="1.599cm" svg:x="17.5cm" svg:y="3.6cm" svg:viewBox="0 0 1800 1600" svg:d="M0 0c800 700 1800 1600 1800 1600">
          <text:p/>
        </draw:path>
        <draw:path draw:style-name="gr2" draw:text-style-name="P1" draw:layer="layout" svg:width="1.799cm" svg:height="1.599cm" svg:x="7.1cm" svg:y="3.6cm" svg:viewBox="0 0 1800 1600" svg:d="M0 0c800 700 1800 1600 1800 1600">
          <text:p/>
        </draw:path>
        <draw:path draw:style-name="gr2" draw:text-style-name="P1" draw:layer="layout" svg:width="1.799cm" svg:height="1.599cm" svg:x="1.5cm" svg:y="8.6cm" svg:viewBox="0 0 1800 1600" svg:d="M1800 1600c-800-700-1800-1600-1800-1600">
          <text:p/>
        </draw:path>
      </draw:page>
      <draw:page draw:name="page6" draw:style-name="dp1" draw:master-page-name="Default">
        <draw:frame draw:style-name="gr1" draw:text-style-name="P1" draw:layer="layout" svg:width="30.135cm" svg:height="20.24cm" svg:x="0cm" svg:y="0cm">
          <draw:image xlink:href="Pictures/1000000000000473000002FD09A6CA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30T10:40:38.53</meta:creation-date>
    <dc:date>2016-11-23T14:48:48.85</dc:date>
    <meta:editing-duration>PT48M24S</meta:editing-duration>
    <meta:editing-cycles>12</meta:editing-cycles>
    <meta:generator>OpenOffice/4.1.2$Win32 OpenOffice.org_project/412m3$Build-9782</meta:generator>
    <meta:document-statistic meta:object-count="9"/>
  </office:meta>
</office:document-meta>
</file>